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1" style:font-size-complex="12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3" style:family="paragraph" style:parent-style-name="No_20_Spacing">
      <style:paragraph-properties fo:margin-left="0in" fo:margin-right="0in" fo:text-indent="0in" style:auto-text-indent="false"/>
      <style:text-properties style:font-name="Georgia" fo:font-size="10.5pt" style:font-size-asian="10.5pt" style:font-name-complex="Times New Roman1" style:font-size-complex="10.5pt"/>
    </style:style>
    <style:style style:name="P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1" style:font-size-complex="10.5pt"/>
    </style:style>
    <style:style style:name="P5" style:family="paragraph" style:parent-style-name="BODY">
      <style:paragraph-properties fo:margin-top="0in" fo:margin-bottom="0in" fo:line-height="100%"/>
      <style:text-properties style:font-name="Georgia" fo:font-size="10.5pt" style:font-size-asian="10.5pt" style:font-size-complex="10.5pt"/>
    </style:style>
    <style:style style:name="P6"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P7"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8" style:family="paragraph" style:parent-style-name="Standard">
      <style:paragraph-properties fo:margin-left="0in" fo:margin-right="0in" fo:margin-top="0in" fo:margin-bottom="0in" fo:line-height="100%" fo:text-indent="0in" style:auto-text-indent="false"/>
    </style:style>
    <style:style style:name="P9" style:family="paragraph" style:parent-style-name="Standard">
      <style:paragraph-properties fo:margin-top="0in" fo:margin-bottom="0in" fo:line-height="100%"/>
      <style:text-properties style:font-name="Georgia" fo:font-size="10.5pt" style:font-size-asian="10.5pt" style:font-size-complex="10.5pt"/>
    </style:style>
    <style:style style:name="P10" style:family="paragraph" style:parent-style-name="Standard">
      <style:paragraph-properties fo:margin-top="0in" fo:margin-bottom="0in" fo:line-height="100%"/>
    </style:style>
    <style:style style:name="T1" style:family="text">
      <style:text-properties fo:font-size="12pt" fo:language="none" fo:country="none" style:font-name-asian="Georgia" style:font-size-asian="12pt" style:language-asian="none" style:country-asian="none" style:font-name-complex="Georgia" style:font-size-complex="12pt" style:language-complex="none" style:country-complex="none"/>
    </style:style>
    <style:style style:name="T2" style:family="text">
      <style:text-properties fo:font-weight="bold" style:font-weight-asian="bold" style:font-name-complex="Times New Roman1"/>
    </style:style>
    <style:style style:name="T3" style:family="text">
      <style:text-properties fo:font-weight="bold" style:font-weight-asian="bold" style:font-weight-complex="bold"/>
    </style:style>
    <style:style style:name="T4" style:family="text">
      <style:text-properties style:font-name-complex="Times New Roman1"/>
    </style:style>
    <style:style style:name="T5" style:family="text">
      <style:text-properties style:font-name="Georgia" fo:font-size="10.5pt" fo:font-weight="bold" style:font-size-asian="10.5pt" style:font-weight-asian="bold" style:font-name-complex="Times New Roman1" style:font-size-complex="10.5pt"/>
    </style:style>
    <style:style style:name="T6" style:family="text">
      <style:text-properties style:font-name="Georgia" fo:font-size="10.5pt" fo:font-weight="bold" style:font-size-asian="10.5pt" style:font-weight-asian="bold" style:font-size-complex="10.5pt" style:font-weight-complex="bold"/>
    </style:style>
    <style:style style:name="T7" style:family="text">
      <style:text-properties style:font-name="Georgia" fo:font-size="10.5pt" style:font-size-asian="10.5pt" style:font-name-complex="Times New Roman1" style:font-size-complex="10.5pt"/>
    </style:style>
    <style:style style:name="T8" style:family="text">
      <style:text-properties style:font-name="Georgia" fo:font-size="10.5pt" style:font-size-asian="10.5pt" style:font-size-complex="10.5pt"/>
    </style:style>
    <style:style style:name="T9" style:family="text">
      <style:text-properties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10" style:family="text">
      <style:text-properties fo:color="#00000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11" style:family="text">
      <style:text-properties fo:language="none" fo:country="none" style:font-name-asian="Georgia" style:language-asian="none" style:country-asian="none" style:font-name-complex="Georgia" style:language-complex="none" style:country-complex="none"/>
    </style:style>
    <style:style style:name="T12" style:family="text">
      <style:text-properties fo:language="en" fo:country="US" style:font-name-asian="Georgia" style:language-asian="none" style:country-asian="none" style:font-name-complex="Georgia" style:language-complex="none" style:country-complex="none"/>
    </style:style>
    <style:style style:name="T13" style:family="text">
      <style:text-properties fo:color="#545454" style:font-name="Georgia" fo:font-size="10.5pt" fo:language="none" fo:country="none" fo:font-style="italic"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14" style:family="text">
      <style:text-properties fo:color="#545454" fo:font-size="12pt" fo:language="none" fo:country="none" fo:font-style="italic" style:font-name-asian="Georgia" style:font-size-asian="12pt" style:language-asian="none" style:country-asian="none" style:font-style-asian="italic" style:font-name-complex="Georgia" style:font-size-complex="12pt" style:language-complex="none" style:country-complex="none"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Other Duties as Assigned</text:p>
      <text:p text:style-name="P1"/>
      <text:p text:style-name="P2"><text:span text:style-name="T2">Read:</text:span><text:span text:style-name="T4"> II Timothy 2</text:span></text:p>
      <text:p text:style-name="P3"/>
      <text:p text:style-name="P8"><text:span text:style-name="T5">Text:</text:span><text:span text:style-name="T7"> I </text:span><text:span text:style-name="T10">Peter 2:15 “For so is the will of God, that with well doing ye may put to silence the ignorance of foolish men:”</text:span></text:p>
      <text:p text:style-name="P4"/>
      <text:h text:style-name="P7" text:outline-level="3"><text:span text:style-name="T2">Introduction:</text:span><text:span text:style-name="T4"> Have you ever applied for a job that had listed among the job requirements: “and other duties as assigned?” In this chapter of Timothy we find that Paul is writing a letter to one of his favorite people. It is apparent that he loves Timothy. He seems to have invested a lot of himself into this young man. Perhaps he sees Timothy as stepping into his shoes after he is gone. He addresses Timothy with 7 words to describe his duties before God. Let's talk about them this morning.</text:span></text:h>
      <text:p text:style-name="P9"/>
      <text:p text:style-name="P9"><text:span text:style-name="T3">My Son</text:span> (1) The first thing that Paul refers to is personal. He refers to Timothy as his son. Paul had no biological sons but in Timothy he has found one who he views as his son. The significance of this is shown the gentle persuasiveness (rather than confrontation) in Paul's letters to Timothy. </text:p>
      <text:p text:style-name="P9"><text:s text:c="2"/>There is a lesson in this for you and I. Perhaps if we could see ourselves as family we would be more gentle in how we interact with each other.</text:p>
      <text:p text:style-name="P9"/>
      <text:p text:style-name="P9"><text:span text:style-name="T3">A Soldier</text:span> (3-4) The purpose of needing a soldier is because there is a war going on. We are all soldiers even if we didn't start this war. Paul cautions Timothy to toughen up and not to become entangled with the affairs of this life. Good advice for a soldier. Focus on the place you are needed in this war. Stand your post, watch, be ready, and fight when needed.</text:p>
      <text:p text:style-name="P9"/>
      <text:p text:style-name="P9"><text:span text:style-name="T3">A Runner</text:span> (5) “Striving for masteries” refers to a runner in a race who is striving to win. Timothy is warned that there are rules involved in racing and if he fails to run this race accordingly he can lose. Isn't it funny that we recognize rules in sports, rules in the work place, and even rules on the highway but we cringe at rules involved with living the Christian life.</text:p>
      <text:p text:style-name="P9"/>
      <text:p text:style-name="P9"><text:span text:style-name="T3">A Farmer</text:span> (6) There are benefits to the husbandman position. They get to eat what they grow. This is referring to the need to take care of your own feeding. Far too many Christians wait for the preacher to feed them. I look forward to eating out but there is no one who can cook better than my wife. Paul is reminding Timothy to keep feeding himself.</text:p>
      <text:p text:style-name="P9"/>
      <text:p text:style-name="P9"><text:span text:style-name="T3">A Workman</text:span> (15) Paul ties studying as a part of Timothy's work. “<text:span text:style-name="T11">Study to shew thyself approved unto God, a workman that needeth not to be ashamed, rightly dividing the word of truth.” When you and I don't understand a scripture or hear a doctrine that sounds new or odd it is our </text:span><text:span text:style-name="T12">responsibility to ferret out the truth. That involves focused study.</text:span><text:span text:style-name="T11"> </text:span></text:p>
      <text:p text:style-name="P9"><text:span text:style-name="T11"><text:s text:c="2"/>You would think that a preacher or teacher would study; right? I have known of preachers who get their sermons from a sermon service on the internet. Some find them in the notes of their reference Bible. Would it be a difficult thing to find someone who seeks God for the message for his congregation? A Godly sermon comes from God and includes a lot of study.</text:span></text:p>
      <text:p text:style-name="P9"/>
      <text:p text:style-name="P10"><text:span text:style-name="T6">A Vessel</text:span><text:span text:style-name="T8"> (21) What does a vessel do? A vessel holds things, a vessel carries things, a vessel is an inanimate object that is completely under the control of another. Paul tells Timothy: “</text:span><text:span text:style-name="T9">he shall be a vessel unto honour, sanctified, and meet for the master's use, </text:span><text:span text:style-name="T13">and</text:span><text:span text:style-name="T9"> prepared unto every good work.” In Timothy's case the master is Jesus. He tells Timothy: “You're the vessel so just let Jesus place you where He wants you. Let Him clean you, let Him arrange you. Yield to whatever He desires for you.</text:span></text:p>
      <text:p text:style-name="P9"/>
      <text:p text:style-name="P9"><text:span text:style-name="T3">A Servant</text:span> (24) Not just any servant but a servant of the Lord. Paul delineates that as a servant it is not Timothy's right to argue or fight. He is to be a gentle responder to those he is ministering to. He needs to be a teachable teacher and patient with others.</text:p>
      <text:p text:style-name="P9"/>
      <text:p text:style-name="P9"><text:span text:style-name="T3">Conclude:</text:span> With all these other duties as assigned you and I will be really busy saints. If we stay busy doing what we need to do we will not have time to do wro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 </dc:creator>
    <meta:editing-cycles>17</meta:editing-cycles>
    <meta:creation-date>2014-03-28T17:34:00</meta:creation-date>
    <dc:date>2020-03-28T21:31:57.12</dc:date>
    <meta:editing-duration>P3DT3H34M35S</meta:editing-duration>
    <meta:generator>OpenOffice/4.1.3$Win32 OpenOffice.org_project/413m1$Build-9783</meta:generator>
    <meta:document-statistic meta:table-count="0" meta:image-count="0" meta:object-count="0" meta:page-count="1" meta:paragraph-count="14" meta:word-count="722" meta:character-count="382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